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89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839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color="#3465a4"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 fo:color="#3465a4"/>
    </style:style>
    <style:style style:name="T2" style:family="text">
      <style:text-properties fo:font-weight="bold" style:font-weight-asian="bold" style:font-weight-complex="bold" fo:color="#069a2e"/>
    </style:style>
    <style:style style:name="T3" style:family="text">
      <style:text-properties fo:font-weight="bold" style:font-weight-asian="bold" style:font-weight-complex="bold" fo:color="#f10d0c"/>
    </style:style>
    <style:style style:name="T4" style:family="text">
      <style:text-properties fo:font-weight="bold" style:font-weight-asian="bold" style:font-weight-complex="bold" fo:color="#ed4c05"/>
    </style:style>
    <style:style style:name="T5" style:family="text">
      <style:text-properties fo:color="#ed4c0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7" table:default-cell-style-name="Default"/>
        <table:table-column table:style-name="co1" table:default-cell-style-name="Default"/>
        <table:table-row table:style-name="ro1">
          <table:table-cell table:style-name="Default" table:number-columns-repeated="2"/>
          <table:table-cell/>
          <table:table-cell office:value-type="string" calcext:value-type="string">
            <text:p>Ephesus: wandelt inmitten…</text:p>
          </table:table-cell>
          <table:table-cell table:number-columns-repeated="3"/>
          <table:table-cell office:value-type="string" calcext:value-type="string">
            <text:p>Sardes</text:p>
          </table:table-cell>
          <table:table-cell office:value-type="string" calcext:value-type="string">
            <text:p>Philadelphia: Den Schlüssel Davids…</text:p>
          </table:table-cell>
          <table:table-cell office:value-type="string" calcext:value-type="string">
            <text:p>Laodizä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ffenbarung Jesu Christi, welche Gott ihm gab, um seinen Knechten zu zeigen, was bald geschehen muß; und durch seinen Engel sendend, hat er es seinem Knecht Johannes gezeigt,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r bezeugt hat das Wort Gottes und das Zeugnis Jesu Christi, alles, was er sah.</text:p>
          </table:table-cell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lückselig, der da liest und die da hören die Worte der Weissagung und bewahren, was in ihr geschrieben ist; denn die Zeit ist nahe!</text:p>
          </table:table-cell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Johannes den sieben Versammlungen, die in Asien sind: Gnade euch und Friede von dem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der da ist und der da war und der da kommt</text:span>, u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n den sieben Geistern,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 vor seinem Thron sind,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 von Jesu Christo, welch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r treue Zeuge ist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er Erstgeborene der Toten u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r Fürst der Könige der Erd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m, der uns liebt u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s von unseren Sünden gewaschen hat in seinem Blut,</text:p>
          </table:table-cell>
          <table:table-cell table:number-columns-repeated="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nd uns gemacht hat zu einem Königtum, zu Priestern seinem Gott und Vater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hm sei die Herrlichkeit und die Macht von Ewigkeit zu Ewigkeit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men.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he, er kommt mit den Wolken, u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edes Auge wird ihn sehen,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auch die ihn durchstochen haben, und wehklagen werden seinetwegen alle Stämme des Lande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a, Amen.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h bin das Alpha und das Omega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r Anfang und das Ende,</text:p>
          </table:table-cell>
          <table:table-cell table:number-columns-repeated="8"/>
          <table:table-cell office:value-type="string" calcext:value-type="string">
            <text:p>Laodizäa: Der Anfang der Schöpfung</text:p>
          </table:table-cell>
        </table:table-row>
        <table:table-row table:style-name="ro1">
          <table:table-cell/>
          <table:table-cell office:value-type="string" calcext:value-type="string">
            <text:p>spricht der Herr,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der da ist und der da war und der da kommt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r Allmächtige.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ch, Johannes, euer Bruder und Mitgenosse in der Drangsal und dem Königtum und dem Ausharren in Jesu, war auf der Insel, genannt Patmos, um des Wortes Gottes und des Zeugnisses Jesu willen.</text:p>
          </table:table-cell>
          <table:table-cell table:number-columns-repeated="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ch war am Tag des Herrn im Geist, und ich hörte hinter mir eine laute Stimme wie die einer Posaune, welche sprach: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h bin das Alpha und das Omega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2">der Erste und der Letzte</text:span>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 du siehst, schreibe in ein Buch und sende es den sieben Versammlungen, die in Asia sind: nach Ephesus und nach Smyrna und nach Pergamus und nach Thyatira und nach Sardes und nach Philadelphia und nach Laodizäa.</text:p>
          </table:table-cell>
          <table:table-cell table:number-columns-repeated="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nd ich wandte mich um, die Stimme zu sehen, welche mit mir redete, und als ich mich umgewandt hatte, sah ich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sieben <text:span text:style-name="T3">goldene Leuchter</text:span>,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d inmitten der [sieben] <text:span text:style-name="T3">Leuchter</text:span> einen </text:p>
          </table:table-cell>
          <table:table-cell/>
          <table:table-cell office:value-type="string" calcext:value-type="string">
            <text:p>Ephesus: wandelt inmitten…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eich dem Sohn des Menschen,</text:p>
          </table:table-cell>
          <table:table-cell table:number-columns-repeated="4"/>
          <table:table-cell office:value-type="string" calcext:value-type="string">
            <text:p>Thyatira: Dies sagt der Sohn Got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getan mit einem bis zu den Füßen reichenden Gewand, u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 der Brust umgürtet mit einem goldenen Gürtel;</text:p>
          </table:table-cell>
          <table:table-cell table:number-columns-repeated="9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ein Haupt aber und seine Haare weiß wie weiße Wolle, wie Schnee, u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ine Augen wie eine Feuerflamme,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d seine Füße gleich glänzendem Kupfer, als glühten sie im Ofen, und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ne Stimme wie das Rauschen vieler Wasser;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d er hatte in seiner rechten Hand <text:span text:style-name="T4">sieben Sterne</text:span>,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nd aus seinem Mund ging hervor ein scharfes, zweischneidiges Schwert, und</text:p>
          </table:table-cell>
          <table:table-cell table:number-columns-repeated="3"/>
          <table:table-cell table:style-name="ce3" office:value-type="string" calcext:value-type="string">
            <text:p>Pergamus: … der das … h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in Angesicht war, wie die Sonne leuchtet in ihrer Kraft.</text:p>
          </table:table-cell>
          <table:table-cell table:number-columns-repeated="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Und als ich ihn sah, fiel ich zu seinen Füßen wie tot. Und er legte seine Rechte auf mich und sprach: Fürchte dich nicht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ch bin der <text:span text:style-name="T2">Erste und der Letzte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und der Lebendige, und ich war tot, und siehe, ich bin lebendig von Ewigkeit zu Ewigkeit und</text:p>
          </table:table-cell>
          <table:table-cell table:number-columns-repeated="2"/>
          <table:table-cell table:style-name="ce3" office:value-type="string" calcext:value-type="string">
            <text:p>Smyrna: der starb und wieder lebendig wurd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be die Schlüssel des Todes und des Hades.</text:p>
          </table:table-cell>
          <table:table-cell table:number-columns-repeated="6"/>
          <table:table-cell office:value-type="string" calcext:value-type="string">
            <text:p>Philadelphia: Den Schlüssel Davids…</text:p>
          </table:table-cell>
          <table:table-cell table:number-columns-repeated="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chreibe nun, was du gesehen hast, und was ist, und was nach diesem geschehen wird.</text:p>
          </table:table-cell>
          <table:table-cell table:number-columns-repeated="9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Das Geheimnis der <text:span text:style-name="T5">sieben Sterne</text:span>, die du in meiner Rechten gesehen hast, und die <text:span text:style-name="T3">sieben goldenen Leuchter</text:span>: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 <text:span text:style-name="T5">sieben Sterne</text:span> sind Engel der sieben Versammlungen, und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 <text:span text:style-name="T3">sieben Leuchter </text:span>sind sieben Versammlungen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6:18:00.410819057</meta:creation-date>
    <meta:generator>LibreOffice/7.4.7.2$Linux_X86_64 LibreOffice_project/40$Build-2</meta:generator>
    <dc:date>2025-02-02T18:21:19.683723007</dc:date>
    <meta:editing-duration>PT2H15S</meta:editing-duration>
    <meta:editing-cycles>11</meta:editing-cycles>
    <meta:document-statistic meta:table-count="1" meta:cell-count="95" meta:object-count="0"/>
  </office:meta>
</office:document-meta>
</file>